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4.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32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7.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Estremità_20_linea_20_9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478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25cm" fo:min-width="9.25cm" loext:decorative="false"/>
    </style:style>
    <style:style style:name="gr14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16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2.512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Estremità_20_linea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stremità_20_linea_20_13" draw:marker-end-width="0.3cm" draw:fill="none" draw:textarea-vertical-align="middle" loext:decorative="false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75cm" fo:min-width="16.5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cm" fo:min-width="5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1.251cm" fo:min-width="2.084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51cm" fo:min-width="2.514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251cm" fo:min-width="2.94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4cm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cm" fo:min-width="5.05cm" loext:decorative="false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75cm" fo:min-width="9.75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cm" fo:min-width="3.5cm" loext:decorative="false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75cm" fo:min-width="5.5cm" loext:decorative="false"/>
    </style:style>
    <style:style style:name="gr30" style:family="graphic" style:parent-style-name="objectwithoutfill">
      <style:graphic-properties draw:marker-end="Estremità_20_linea_20_1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stremità_20_linea_20_1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stremità_20_linea_20_1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Estremità_20_linea_20_17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Estremità_20_linea_20_18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b2b2b2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5cm" svg:height="1.75cm" svg:x="2cm" svg:y="2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2" draw:id="id2" draw:layer="layout" svg:width="3.25cm" svg:height="1.75cm" svg:x="2cm" svg:y="4.2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type="curve" svg:x1="3.625cm" svg:y1="3.647cm" svg:x2="3.625cm" svg:y2="4.25cm" draw:start-shape="id1" draw:start-glue-point="6" draw:end-shape="id2" draw:end-glue-point="4" svg:d="M3625 3647v603" svg:viewBox="0 0 1 604">
          <text:p/>
        </draw:connector>
        <draw:custom-shape draw:style-name="gr3" draw:text-style-name="P3" draw:layer="layout" svg:width="5.25cm" svg:height="5.25cm" svg:x="1.5cm" svg:y="1.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cm" svg:height="0.645cm" svg:x="1.5cm" svg:y="1.25cm">
          <draw:text-box>
            <text:p><text:span text:style-name="T1">/etc/nixos</text:span></text:p>
          </draw:text-box>
        </draw:frame>
        <draw:custom-shape draw:style-name="gr1" draw:text-style-name="P2" xml:id="id4" draw:id="id4" draw:layer="layout" svg:width="3.25cm" svg:height="1.75cm" svg:x="12cm" svg:y="6.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5" draw:id="id5" draw:layer="layout" svg:width="3.25cm" svg:height="1.75cm" svg:x="16.25cm" svg:y="6.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xml:id="id6" draw:id="id6" draw:layer="layout" svg:width="3cm" svg:height="1.5cm" svg:x="12.35cm" svg:y="1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draw:layer="layout" svg:width="8.4cm" svg:height="5.25cm" svg:x="11.6cm" svg:y="3.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11.6cm" svg:y="3.25cm">
          <draw:text-box>
            <text:p><text:span text:style-name="T1">/home/nixos</text:span></text:p>
          </draw:text-box>
        </draw:frame>
        <draw:custom-shape draw:style-name="gr1" draw:text-style-name="P2" xml:id="id3" draw:id="id3" draw:layer="layout" svg:width="3.25cm" svg:height="1.75cm" svg:x="12.75cm" svg:y="4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16.25cm" svg:y="4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14.375cm" svg:y1="5.647cm" svg:x2="13.625cm" svg:y2="6.5cm" draw:start-shape="id3" draw:start-glue-point="6" draw:end-shape="id4" draw:end-glue-point="4" svg:d="M14375 5647c0 718-750 292-750 853" svg:viewBox="0 0 751 854">
          <text:p/>
        </draw:connector>
        <draw:connector draw:style-name="gr10" draw:text-style-name="P3" draw:layer="layout" draw:type="curve" svg:x1="15.25cm" svg:y1="7.375cm" svg:x2="16.25cm" svg:y2="7.375cm" draw:start-shape="id4" draw:start-glue-point="7" draw:end-shape="id5" draw:end-glue-point="5" svg:d="M15250 7375h1000" svg:viewBox="0 0 1001 1">
          <text:p/>
        </draw:connector>
        <draw:connector draw:style-name="gr11" draw:text-style-name="P3" draw:layer="layout" draw:type="curve" svg:x1="13.544cm" svg:y1="2.5cm" svg:x2="14.375cm" svg:y2="4cm" draw:start-shape="id6" draw:start-glue-point="7" draw:end-shape="id3" draw:end-glue-point="4" svg:d="M13544 2500c0 1126 831 377 831 1500" svg:viewBox="0 0 832 1501">
          <text:p/>
        </draw:connector>
        <draw:custom-shape draw:style-name="gr1" draw:text-style-name="P2" xml:id="id8" draw:id="id8" draw:layer="layout" svg:width="3.25cm" svg:height="1.75cm" svg:x="1cm" svg:y="12.7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0" draw:id="id10" draw:layer="layout" svg:width="3.25cm" svg:height="1.75cm" svg:x="1cm" svg:y="15.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9" draw:id="id9" draw:layer="layout" svg:width="3.25cm" svg:height="1.5cm" svg:x="1.25cm" svg:y="6.75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3" draw:layer="layout" svg:width="9.75cm" svg:height="8.5cm" svg:x="0.75cm" svg:y="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0.75cm" svg:y="9cm">
          <draw:text-box>
            <text:p><text:span text:style-name="T1">/home/nixos</text:span></text:p>
          </draw:text-box>
        </draw:frame>
        <draw:custom-shape draw:style-name="gr1" draw:text-style-name="P2" xml:id="id7" draw:id="id7" draw:layer="layout" svg:width="3.25cm" svg:height="1.75cm" svg:x="2.75cm" svg:y="9.75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6.75cm" svg:y="9.75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4.375cm" svg:y1="11.397cm" svg:x2="2.625cm" svg:y2="12.75cm" draw:start-shape="id7" draw:start-glue-point="6" draw:end-shape="id8" draw:end-glue-point="4" svg:d="M4375 11397c0 1093-1750 417-1750 1353" svg:viewBox="0 0 1751 1354">
          <text:p/>
        </draw:connector>
        <draw:connector draw:style-name="gr11" draw:text-style-name="P3" draw:layer="layout" draw:type="curve" svg:x1="2.544cm" svg:y1="8.25cm" svg:x2="4.375cm" svg:y2="9.75cm" draw:start-shape="id9" draw:start-glue-point="7" draw:end-shape="id7" draw:end-glue-point="4" svg:d="M2544 8250c0 1126 1831 377 1831 1500" svg:viewBox="0 0 1832 1501">
          <text:p/>
        </draw:connector>
        <draw:custom-shape draw:style-name="gr1" draw:text-style-name="P2" xml:id="id11" draw:id="id11" draw:layer="layout" svg:width="3.25cm" svg:height="1.75cm" svg:x="5.25cm" svg:y="12.75cm">
          <text:p text:style-name="P1"><text:span text:style-name="T1">hom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3" draw:layer="layout" draw:type="curve" svg:x1="2.625cm" svg:y1="14.397cm" svg:x2="2.625cm" svg:y2="15.5cm" draw:start-shape="id8" draw:start-glue-point="6" draw:end-shape="id10" draw:end-glue-point="4" svg:d="M2625 14397v1103" svg:viewBox="0 0 1 1104">
          <text:p/>
        </draw:connector>
        <draw:connector draw:style-name="gr15" draw:text-style-name="P3" draw:layer="layout" draw:type="curve" svg:x1="4.375cm" svg:y1="11.397cm" svg:x2="6.875cm" svg:y2="12.75cm" draw:start-shape="id7" draw:start-glue-point="6" draw:end-shape="id11" draw:end-glue-point="4" svg:d="M4375 11397c0 1093 2500 417 2500 1353" svg:viewBox="0 0 2501 1354">
          <text:p/>
        </draw:connector>
        <draw:custom-shape draw:style-name="gr16" draw:text-style-name="P5" xml:id="id12" draw:id="id12" draw:layer="layout" svg:width="4.95cm" svg:height="1.5cm" svg:x="4.55cm" svg:y="6.75cm">
          <text:p text:style-name="P1"><text:span text:style-name="T1">home-manag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3" draw:layer="layout" draw:type="curve" svg:x1="6.521cm" svg:y1="8.25cm" svg:x2="4.375cm" svg:y2="9.75cm" draw:start-shape="id12" draw:start-glue-point="7" draw:end-shape="id7" draw:end-glue-point="4" svg:d="M6521 8250c0 1126-2146 377-2146 1500" svg:viewBox="0 0 2147 1501">
          <text:p/>
        </draw:connector>
        <draw:custom-shape draw:style-name="gr1" draw:text-style-name="P2" xml:id="id14" draw:id="id14" draw:layer="layout" svg:width="3.25cm" svg:height="1.75cm" svg:x="13.25cm" svg:y="23.7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6" draw:id="id16" draw:layer="layout" svg:width="3.25cm" svg:height="1.75cm" svg:x="10.75cm" svg:y="26.7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15" draw:id="id15" draw:layer="layout" svg:width="3.25cm" svg:height="1.5cm" svg:x="11cm" svg:y="18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3" draw:layer="layout" svg:width="9.75cm" svg:height="8.5cm" svg:x="10.5cm" svg:y="20.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10.5cm" svg:y="20.25cm">
          <draw:text-box>
            <text:p><text:span text:style-name="T1">/home/nixos</text:span></text:p>
          </draw:text-box>
        </draw:frame>
        <draw:custom-shape draw:style-name="gr1" draw:text-style-name="P2" xml:id="id13" draw:id="id13" draw:layer="layout" svg:width="3.25cm" svg:height="1.75cm" svg:x="12.5cm" svg:y="21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16.5cm" svg:y="21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14.125cm" svg:y1="22.647cm" svg:x2="14.875cm" svg:y2="23.75cm" draw:start-shape="id13" draw:start-glue-point="6" draw:end-shape="id14" draw:end-glue-point="4" svg:d="M14125 22647c0 906 750 355 750 1103" svg:viewBox="0 0 751 1104">
          <text:p/>
        </draw:connector>
        <draw:connector draw:style-name="gr11" draw:text-style-name="P3" draw:layer="layout" draw:type="curve" svg:x1="12.294cm" svg:y1="19.5cm" svg:x2="14.125cm" svg:y2="21cm" draw:start-shape="id15" draw:start-glue-point="7" draw:end-shape="id13" draw:end-glue-point="4" svg:d="M12294 19500c0 1126 1831 377 1831 1500" svg:viewBox="0 0 1832 1501">
          <text:p/>
        </draw:connector>
        <draw:custom-shape draw:style-name="gr1" draw:text-style-name="P2" xml:id="id18" draw:id="id18" draw:layer="layout" svg:width="3.25cm" svg:height="1.75cm" svg:x="16.5cm" svg:y="26.75cm">
          <text:p text:style-name="P1"><text:span text:style-name="T1">hom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3" draw:layer="layout" draw:type="curve" svg:x1="14.875cm" svg:y1="25.397cm" svg:x2="12.375cm" svg:y2="26.75cm" draw:start-shape="id14" draw:start-glue-point="6" draw:end-shape="id16" draw:end-glue-point="4" svg:d="M14875 25397c0 1093-2500 417-2500 1353" svg:viewBox="0 0 2501 1354">
          <text:p/>
        </draw:connector>
        <draw:custom-shape draw:style-name="gr16" draw:text-style-name="P5" xml:id="id17" draw:id="id17" draw:layer="layout" svg:width="4.95cm" svg:height="1.5cm" svg:x="14.3cm" svg:y="18cm">
          <text:p text:style-name="P1"><text:span text:style-name="T1">home-manag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3" draw:layer="layout" draw:type="curve" svg:x1="16.271cm" svg:y1="19.5cm" svg:x2="14.125cm" svg:y2="21cm" draw:start-shape="id17" draw:start-glue-point="7" draw:end-shape="id13" draw:end-glue-point="4" svg:d="M16271 19500c0 1126-2146 377-2146 1500" svg:viewBox="0 0 2147 1501">
          <text:p/>
        </draw:connector>
        <draw:connector draw:style-name="gr18" draw:text-style-name="P3" draw:layer="layout" draw:type="curve" svg:x1="14.875cm" svg:y1="25.397cm" svg:x2="18.125cm" svg:y2="26.75cm" draw:start-shape="id14" draw:start-glue-point="6" draw:end-shape="id18" draw:end-glue-point="4" svg:d="M14875 25397c0 1093 3250 417 3250 1353" svg:viewBox="0 0 3251 1354">
          <text:p/>
        </draw:connector>
      </draw:page>
      <draw:page draw:name="page2" draw:style-name="dp1" draw:master-page-name="Predefinito">
        <draw:custom-shape draw:style-name="gr12" draw:text-style-name="P5" xml:id="id19" draw:id="id19" draw:layer="layout" svg:width="3.25cm" svg:height="1.5cm" svg:x="6.25cm" svg:y="1.5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3" draw:layer="layout" svg:width="17cm" svg:height="11cm" svg:x="1.75cm" svg:y="3.75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2.75cm" svg:height="0.75cm" svg:x="2cm" svg:y="3.75cm">
          <draw:text-box>
            <text:p><text:span text:style-name="T1">/home/nixos</text:span></text:p>
          </draw:text-box>
        </draw:frame>
        <draw:custom-shape draw:style-name="gr1" draw:text-style-name="P2" xml:id="id20" draw:id="id20" draw:layer="layout" svg:width="3.25cm" svg:height="1.75cm" svg:x="7.75cm" svg:y="4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11.75cm" svg:y="4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1" draw:text-style-name="P3" draw:layer="layout" draw:type="curve" svg:x1="7.544cm" svg:y1="3cm" svg:x2="9.375cm" svg:y2="4cm" draw:start-shape="id19" draw:start-glue-point="7" draw:end-shape="id20" draw:end-glue-point="4" svg:d="M7544 3000c0 751 1831 252 1831 1000" svg:viewBox="0 0 1832 1001">
          <text:p/>
        </draw:connector>
        <draw:custom-shape draw:style-name="gr16" draw:text-style-name="P5" xml:id="id21" draw:id="id21" draw:layer="layout" svg:width="4.95cm" svg:height="1.5cm" svg:x="9.55cm" svg:y="1.5cm">
          <text:p text:style-name="P1"><text:span text:style-name="T1">home-manag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3" draw:layer="layout" draw:type="curve" svg:x1="11.521cm" svg:y1="3cm" svg:x2="9.375cm" svg:y2="4cm" draw:start-shape="id21" draw:start-glue-point="7" draw:end-shape="id20" draw:end-glue-point="4" svg:d="M11521 3000c0 751-2146 252-2146 1000" svg:viewBox="0 0 2147 1001">
          <text:p/>
        </draw:connector>
        <draw:custom-shape draw:style-name="gr21" draw:text-style-name="P3" draw:layer="layout" svg:width="5.5cm" svg:height="4.25cm" svg:x="12.75cm" svg:y="10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22" draw:id="id22" draw:layer="layout" svg:width="3cm" svg:height="2.25cm" svg:x="6.5cm" svg:y="7.5cm">
          <text:p text:style-name="P7"><text:span text:style-name="T1">host1.nix</text:span></text:p>
          <text:p text:style-name="P7"><text:span text:style-name="T1">host2.nix</text:span></text:p>
          <text:p text:style-name="P7"><text:span text:style-name="T1">..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2" draw:text-style-name="P1" xml:id="id23" draw:id="id23" draw:layer="layout" svg:width="3cm" svg:height="2.25cm" svg:x="14.25cm" svg:y="7.5cm">
          <text:p text:style-name="P7"><text:span text:style-name="T1">user1.nix</text:span></text:p>
          <text:p text:style-name="P7"><text:span text:style-name="T1">user2.nix</text:span></text:p>
          <text:p text:style-name="P7"><text:span text:style-name="T1">..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2" draw:text-style-name="P1" xml:id="id26" draw:id="id26" draw:layer="layout" svg:width="3cm" svg:height="2.25cm" svg:x="8.25cm" svg:y="12cm">
          <text:p text:style-name="P7"><text:span text:style-name="T1">hw-host1.nix</text:span></text:p>
          <text:p text:style-name="P7"><text:span text:style-name="T1">hw.host2.nix</text:span></text:p>
          <text:p text:style-name="P7"><text:span text:style-name="T1">..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3" draw:text-style-name="P1" xml:id="id24" draw:id="id24" draw:layer="layout" svg:width="3.5cm" svg:height="2.25cm" svg:x="13.75cm" svg:y="12cm">
          <text:p text:style-name="P7"><text:span text:style-name="T1">usr-</text:span><text:span text:style-name="T1">module1</text:span><text:span text:style-name="T1">.nix</text:span></text:p>
          <text:p text:style-name="P7"><text:span text:style-name="T1">usr-</text:span><text:span text:style-name="T1">module2</text:span><text:span text:style-name="T1">.nix</text:span></text:p>
          <text:p text:style-name="P7"><text:span text:style-name="T1">..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4" draw:text-style-name="P1" xml:id="id25" draw:id="id25" draw:layer="layout" svg:width="4cm" svg:height="2.25cm" svg:x="3.25cm" svg:y="12cm">
          <text:p text:style-name="P7"><text:span text:style-name="T1">sys-module1.nix</text:span></text:p>
          <text:p text:style-name="P7"><text:span text:style-name="T1">sys-module2.nix</text:span></text:p>
          <text:p text:style-name="P7"><text:span text:style-name="T1">..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5" draw:text-style-name="P4" draw:layer="layout" svg:width="5.75cm" svg:height="0.65cm" svg:x="12.75cm" svg:y="10.1cm">
          <draw:text-box>
            <text:p><text:span text:style-name="T1">/home/nixoes/users/usr-modules</text:span></text:p>
          </draw:text-box>
        </draw:frame>
        <draw:custom-shape draw:style-name="gr26" draw:text-style-name="P3" draw:layer="layout" svg:width="5.55cm" svg:height="4.25cm" svg:x="2.25cm" svg:y="10.1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5.5cm" svg:height="0.65cm" svg:x="2.25cm" svg:y="10.1cm">
          <draw:text-box>
            <text:p><text:span text:style-name="T1">/home/nixos/hosts/sys-modules</text:span></text:p>
          </draw:text-box>
        </draw:frame>
        <draw:custom-shape draw:style-name="gr27" draw:text-style-name="P3" draw:layer="layout" svg:width="10.25cm" svg:height="8cm" svg:x="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5cm" svg:height="0.75cm" svg:x="2.25cm" svg:y="6.6cm">
          <draw:text-box>
            <text:p><text:span text:style-name="T1">/home/</text:span><text:span text:style-name="T1">nixos/</text:span><text:span text:style-name="T1">hosts</text:span></text:p>
          </draw:text-box>
        </draw:frame>
        <draw:custom-shape draw:style-name="gr28" draw:text-style-name="P3" draw:layer="layout" svg:width="4cm" svg:height="4.25cm" svg:x="8.05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cm" svg:height="0.645cm" svg:x="8.05cm" svg:y="10.1cm">
          <draw:text-box>
            <text:p><text:span text:style-name="T1">/home/nixos/hosts/hw</text:span></text:p>
          </draw:text-box>
        </draw:frame>
        <draw:frame draw:style-name="gr25" draw:text-style-name="P4" draw:layer="layout" svg:width="5.5cm" svg:height="0.65cm" svg:x="12.5cm" svg:y="6.6cm">
          <draw:text-box>
            <text:p><text:span text:style-name="T1">/home/nixos/users</text:span></text:p>
          </draw:text-box>
        </draw:frame>
        <draw:custom-shape draw:style-name="gr29" draw:text-style-name="P3" draw:layer="layout" svg:width="6cm" svg:height="8cm" svg:x="12.5cm" svg:y="6.6cm">
          <text:p/>
          <draw:enhanced-geometry svg:viewBox="0 0 21600 21600" draw:type="rectangle" draw:enhanced-path="M 0 0 L 21600 0 21600 21600 0 21600 0 0 Z N"/>
        </draw:custom-shape>
        <draw:connector draw:style-name="gr30" draw:text-style-name="P3" draw:layer="layout" draw:type="curve" svg:x1="9.375cm" svg:y1="5.647cm" svg:x2="8cm" svg:y2="7.5cm" draw:start-shape="id20" draw:start-glue-point="6" draw:end-shape="id22" draw:end-glue-point="4" svg:d="M9375 5647c0 1468-1375 542-1375 1853" svg:viewBox="0 0 1376 1854">
          <text:p/>
        </draw:connector>
        <draw:connector draw:style-name="gr31" draw:text-style-name="P3" draw:layer="layout" draw:type="curve" svg:x1="9.5cm" svg:y1="8.625cm" svg:x2="14.25cm" svg:y2="8.625cm" draw:start-shape="id22" draw:start-glue-point="7" draw:end-shape="id23" draw:end-glue-point="5" svg:d="M9500 8625h4750" svg:viewBox="0 0 4751 1">
          <text:p/>
        </draw:connector>
        <draw:connector draw:style-name="gr32" draw:text-style-name="P3" draw:layer="layout" draw:type="curve" svg:x1="15.75cm" svg:y1="9.572cm" svg:x2="15.5cm" svg:y2="12cm" draw:start-shape="id23" draw:start-glue-point="6" draw:end-shape="id24" draw:end-glue-point="4" svg:d="M15750 9572c0 1950-250 736-250 2428" svg:viewBox="0 0 251 2429">
          <text:p/>
        </draw:connector>
        <draw:connector draw:style-name="gr33" draw:text-style-name="P3" draw:layer="layout" draw:type="curve" svg:x1="8cm" svg:y1="9.572cm" svg:x2="5.25cm" svg:y2="12cm" draw:start-shape="id22" draw:start-glue-point="6" draw:end-shape="id25" draw:end-glue-point="4" svg:d="M8000 9572c0 1950-2750 736-2750 2428" svg:viewBox="0 0 2751 2429">
          <text:p/>
        </draw:connector>
        <draw:connector draw:style-name="gr34" draw:text-style-name="P3" draw:layer="layout" draw:type="curve" svg:x1="8cm" svg:y1="9.572cm" svg:x2="9.75cm" svg:y2="12cm" draw:start-shape="id22" draw:start-glue-point="6" draw:end-shape="id26" draw:end-glue-point="4" svg:d="M8000 9572c0 1950 1750 736 1750 2428" svg:viewBox="0 0 1751 242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3" draw:display-name="Estremità linea 3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29:56.403636837</meta:creation-date>
    <dc:date>2024-03-24T20:05:29.686611440</dc:date>
    <meta:editing-duration>PT1H37M10S</meta:editing-duration>
    <meta:editing-cycles>6</meta:editing-cycles>
    <meta:generator>LibreOffice/7.6.4.1$Linux_X86_64 LibreOffice_project/60$Build-1</meta:generator>
    <meta:document-statistic meta:object-count="71"/>
  </office:meta>
</office:document-meta>
</file>